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UIPlugin.getImageDescripto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UIPlugin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UIPlugin.RepositoryUI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UIPlugin.star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UIPlugin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